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 PL KaitiM Big5" svg:font-family="'AR PL KaitiM Big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5d8f9" officeooo:paragraph-rsid="0005d8f9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5d8f9" officeooo:paragraph-rsid="0005d8f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5d8f9" officeooo:paragraph-rsid="00079ec2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79ec2" officeooo:paragraph-rsid="00079ec2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5d8f9" officeooo:paragraph-rsid="0005d8f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5d8f9" officeooo:paragraph-rsid="00079ec2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5d8f9" officeooo:paragraph-rsid="00090126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79ec2" officeooo:paragraph-rsid="00079ec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officeooo:rsid="0005d8f9" officeooo:paragraph-rsid="0005d8f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5d8f9" officeooo:paragraph-rsid="0009012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90126" officeooo:paragraph-rsid="0009012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d8f9" officeooo:paragraph-rsid="0005d8f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90126" officeooo:paragraph-rsid="000901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officeooo:rsid="0005d8f9" officeooo:paragraph-rsid="00090126" fo:background-color="#fff20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5d8f9" officeooo:paragraph-rsid="0005d8f9" fo:background-color="#fff20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90126" officeooo:paragraph-rsid="0009012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5d8f9" style:font-size-asian="10.5pt"/>
    </style:style>
    <style:style style:name="P18" style:family="paragraph" style:parent-style-name="Standard">
      <style:paragraph-properties fo:text-align="start" style:justify-single-word="false"/>
      <style:text-properties officeooo:rsid="0005d8f9" officeooo:paragraph-rsid="0005d8f9" style:font-size-asian="10.5pt"/>
    </style:style>
    <style:style style:name="T1" style:family="text">
      <style:text-properties fo:font-variant="normal" fo:text-transform="none" fo:color="#000000" style:text-line-through-style="none" style:text-line-through-type="none" fo:font-size="12pt" style:text-underline-style="none" style:text-blinking="false" fo:background-color="transparent" loext:char-shading-value="0" style:font-name-asian="AR PL KaitiM Big5" style:font-size-asian="12pt" style:font-style-asian="normal" style:font-weight-asian="normal" style:font-size-complex="12pt"/>
    </style:style>
    <style:style style:name="T2" style:family="text">
      <style:text-properties fo:font-size="12pt" officeooo:rsid="0005d8f9" style:font-size-complex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79ec2" style:font-size-asian="10.5pt" style:font-size-complex="12pt"/>
    </style:style>
    <style:style style:name="T5" style:family="text">
      <style:text-properties fo:font-size="12pt" officeooo:rsid="00090126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079ec2" style:font-size-asian="10.5pt" style:font-weight-asian="bold" style:font-size-complex="12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s Analyzer</text:p>
      <text:p text:style-name="P2">Project Members</text:p>
      <text:p text:style-name="P17"><text:span text:style-name="T2"/></text:p>
      <text:p text:style-name="P17"><text:span text:style-name="T2">Leader 408850013 </text:span><text:bookmark text:name="docs-internal-guid-2faa541e-7fff-7f7f-7168-11add71443ca"/><text:span text:style-name="T1">林倉裕</text:span></text:p>
      <text:p text:style-name="P18"><text:span text:style-name="T1">Member 408850310 蔡沛騰<text:line-break/>Member 408850492 柯智懷<text:line-break/>Member 408854015 林中南</text:span></text:p>
      <text:p text:style-name="P2"/>
      <text:p text:style-name="P2">Goal</text:p>
      <text:p text:style-name="P9"/>
      <text:p text:style-name="P9">The goal is to demonstrate technologies that can be used to improve prevention of the spread of fake news on Facebook, these technologies including a simple interface to compare source news with other related articles, text recognize system such as JIEBA, and a transparent user report system that will also allow public and professionals of a variety of fields to help submit and examine reports for fake or biased news if they want to.</text:p>
      <text:p text:style-name="P9"/>
      <text:p text:style-name="P2">Platforms</text:p>
      <text:p text:style-name="P9"/>
      <text:p text:style-name="P9">Open source on GitHub.</text:p>
      <text:p text:style-name="P9"/>
      <text:p text:style-name="P9">Platform: Web Application, Chromium Extention</text:p>
      <text:p text:style-name="P9"/>
      <text:p text:style-name="P9">Browser Client Languages: HTML, CSS, JavaScript</text:p>
      <text:p text:style-name="P9"/>
      <text:p text:style-name="P9">Middle Tier Languages and Libraries: Python; Flask, BERT, JIEBA</text:p>
      <text:p text:style-name="P9"/>
      <text:p text:style-name="P9">Backend Database Management System: mySQL or MariaDB, yet to be determined</text:p>
      <text:p text:style-name="P9"/>
      <text:p text:style-name="P2">Functions</text:p>
      <text:p text:style-name="P4"><text:span text:style-name="T3"/></text:p>
      <text:p text:style-name="P4"><text:span text:style-name="T3">The functions listed here are partly logical, not necessarily physically implemented under the exact name or being made as a single physical function.</text:span></text:p>
      <text:p text:style-name="P2"><text:span text:style-name="T3"/></text:p>
      <text:p text:style-name="P2"><text:span text:style-name="T7">Extension: </text:span><text:span text:style-name="T6">Interface </text:span><text:span text:style-name="T7">Preperation</text:span><text:span text:style-name="T6"> Functions</text:span></text:p>
      <text:p text:style-name="P8"><text:span text:style-name="T3">DetectWebsite(), Append(), Search()</text:span></text:p>
      <text:p text:style-name="P8"><text:span text:style-name="T3"/></text:p>
      <text:p text:style-name="P3"><text:span text:style-name="T7">Extension: Middle Tier Functions</text:span></text:p>
      <text:p text:style-name="P8"><text:span text:style-name="T3">TextRecognization()</text:span></text:p>
      <text:p text:style-name="P2"><text:span text:style-name="T7"/></text:p>
      <text:p text:style-name="P6"><text:span text:style-name="T4">Extension: Interface Trigger (User Interaction) Functions</text:span></text:p>
      <text:p text:style-name="P4"><text:span text:style-name="T3">Toggle(), Expand(), ObviousReport(), Rate(), BugReport(), </text:span><text:span text:style-name="T5">Contribute</text:span><text:span text:style-name="T3">()</text:span></text:p>
      <text:p text:style-name="P5"><text:span text:style-name="T3"/></text:p>
      <text:p text:style-name="P6"><text:span text:style-name="T4">Database: Manipulation, Calculation </text:span><text:span text:style-name="T5">and Administration</text:span><text:span text:style-name="T3"> Functions</text:span></text:p>
      <text:p text:style-name="P8"><text:span text:style-name="T3">Weight(), Hide(), Show()</text:span></text:p>
      <text:p text:style-name="P5"><text:span text:style-name="T3"/></text:p>
      <text:p text:style-name="P6"><text:span text:style-name="T4">Webpage: Interface Preperation Functions</text:span></text:p>
      <text:p text:style-name="P8"><text:span text:style-name="T3">ShowReport(), ShowRating(), ShowBugs(), ShowSubmissions()</text:span></text:p>
      <text:p text:style-name="P8"><text:span text:style-name="T3"/></text:p>
      <text:p text:style-name="P6"><text:span text:style-name="T4">Webpage: Interface Trigger (User Interaction) Functions</text:span></text:p>
      <text:p text:style-name="P4"><text:span text:style-name="T3">Upvote(), Downvote()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2"><text:soft-page-break/>Database Attributes</text:p>
      <text:p text:style-name="P9"/>
      <text:p text:style-name="P12">Reported_Links</text:p>
      <text:p text:style-name="P9"><text:span text:style-name="T8">Reported_ID(INT AUTO_INCREAMENT)</text:span>,</text:p>
      <text:p text:style-name="P10">Reported_URL(VARCHAR, 2048),</text:p>
      <text:p text:style-name="P10">Domain(VARCHAR, 2048), </text:p>
      <text:p text:style-name="P14">FakeReport(SMALLINT),</text:p>
      <text:p text:style-name="P14">BiasedReport(SMALLINT),</text:p>
      <text:p text:style-name="P14">OutdatedReport(SMALLINT)</text:p>
      <text:p text:style-name="P15">^If report number too large, automatically hidden^</text:p>
      <text:p text:style-name="P9">OverallScore(SMALLINT, 0~5),</text:p>
      <text:p text:style-name="P9">Rated_Pinned(SMALLINT, 0=Normal, 1=Pinned, 2=Hidden),</text:p>
      <text:p text:style-name="P9">FirstReportDate(DATE)</text:p>
      <text:p text:style-name="P9"/>
      <text:p text:style-name="P11">Contributed_Links</text:p>
      <text:p text:style-name="P13"><text:span text:style-name="T8">Contribution_ID(INT AUTO_INCREAMENT)</text:span>,</text:p>
      <text:p text:style-name="P13">Contribution_URL(VARCHAR, 2048), </text:p>
      <text:p text:style-name="P13">Pinned(TINYINT),</text:p>
      <text:p text:style-name="P13">ContributedDate(DATE)</text:p>
      <text:p text:style-name="P13"/>
      <text:p text:style-name="P11">Rating</text:p>
      <text:p text:style-name="P13"><text:span text:style-name="T8">Rating_ID(INT AUTO_INCREAMENT)</text:span>,</text:p>
      <text:p text:style-name="P13"><text:span text:style-name="T9">Reported_ID(INT)</text:span>,</text:p>
      <text:p text:style-name="P13">Page_Reli(SMALLINT),</text:p>
      <text:p text:style-name="P13">Cf_Poss(SMALLINT),</text:p>
      <text:p text:style-name="P13">Phi_Poss(SMALLINT),</text:p>
      <text:p text:style-name="P13">Outdated(SMALLINT),</text:p>
      <text:p text:style-name="P13">Domain_Reli(SMALLINT),</text:p>
      <text:p text:style-name="P13">RatedDate(DATE)</text:p>
      <text:p text:style-name="P13"/>
      <text:p text:style-name="P11">Keywords</text:p>
      <text:p text:style-name="P16">Keyword_ID (INT, AUTO_INCREMENT)<text:span text:style-name="T10">,</text:span></text:p>
      <text:p text:style-name="P13">Title(VARCHAR,100),</text:p>
      <text:p text:style-name="P13">Keyword1(VARCHAR,20),</text:p>
      <text:p text:style-name="P13">Keyword2(VARCHAR,20),</text:p>
      <text:p text:style-name="P13">Keyword3(VARCHAR,20)</text:p>
      <text:p text:style-name="P13"/>
      <text:p text:style-name="P11">Bug_Report</text:p>
      <text:p text:style-name="P13"><text:span text:style-name="T8">Bug_ID(INT, AUTO_INCREMENT)</text:span>,</text:p>
      <text:p text:style-name="P13">DATE(DATETIME),</text:p>
      <text:p text:style-name="P13">COMMENT(VARCHAR,1000),</text:p>
      <text:p text:style-name="P13">IMAGE(IM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 PL KaitiM Big5" svg:font-family="'AR PL KaitiM Big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0:24:00.998855853</meta:creation-date>
    <dc:date>2021-05-12T10:54:49.787311845</dc:date>
    <meta:editing-duration>PT5M46S</meta:editing-duration>
    <meta:editing-cycles>1</meta:editing-cycles>
    <meta:document-statistic meta:table-count="0" meta:image-count="0" meta:object-count="0" meta:page-count="2" meta:paragraph-count="63" meta:word-count="265" meta:character-count="2322" meta:non-whitespace-character-count="2126"/>
    <meta:generator>LibreOffice/6.0.3.2$Linux_X86_64 LibreOffice_project/00m0$Build-2</meta:generator>
  </office:meta>
</office:document-meta>
</file>